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dula One" svg:font-family="'Medula O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1cm" draw:marker-end-width="0.251cm" draw:fill="solid" draw:fill-color="#ffe344" draw:textarea-horizontal-align="center" draw:textarea-vertical-align="middle" fo:min-height="5.973cm" fo:padding-top="0.141cm" fo:padding-bottom="0.141cm" fo:padding-left="0.266cm" fo:padding-right="0.266cm" draw:shadow="hidden"/>
    </style:style>
    <style:style style:name="P1" style:family="paragraph">
      <loext:graphic-properties draw:fill="solid" draw:fill-color="#ffe344"/>
      <style:paragraph-properties fo:text-align="center" style:writing-mode="lr-tb"/>
      <style:text-properties style:font-name="Medula One" fo:font-size="120pt" fo:font-style="normal" style:font-size-asian="120pt" style:font-style-asian="normal" style:font-size-complex="120pt" style:font-style-complex="normal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59cm" svg:height="4.001cm" svg:x="1.299cm" svg:y="2.783cm" svg:viewBox="0 0 1591 4002" svg:d="M672 2656h236c68 0 124-22 166-64 42-43 64-99 64-168v-1797c0-142-59-213-176-213-60 0-118 24-172 70-55 47-94 97-118 150zM672 3046v487l42 402c-109 45-234 67-375 67-81 0-121-30-121-91v-3344c0-86-15-147-45-183-30-37-88-55-173-55-4-105 24-187 82-243 59-57 153-85 284-85s223 62 276 188c125-126 266-189 423-189s284 54 381 161c97 108 145 261 145 460v1779c0 203-62 361-187 475s-295 171-508 171z">
            <text:p/>
          </draw:path>
          <draw:path draw:style-name="gr1" draw:text-style-name="P1" draw:layer="layout" svg:width="2.641cm" svg:height="6.146cm" svg:x="2.815cm" svg:y="2.007cm" svg:viewBox="0 0 2642 6147" svg:d="M1920 844c0-300-21-550-64-752 207-25 417-37 631-37 103 0 155 46 155 138v4981c0 306-103 544-311 716-207 171-486 256-836 257-351-1-630-78-837-234s-311-360-311-610v-624c0-110 80-186 238-229 85-25 171-37 256-37s171 9 256 28c-18 146-27 302-27 467v266c0 116 39 207 118 271 80 64 183 96 311 96s230-32 307-96c76-64 114-155 114-271v-1430c-159 159-372 238-640 238-622 0-933-294-933-881v-2229c0-129-26-219-77-271-52-52-142-78-270-78 0-349 195-523 585-523 323 0 485 211 485 633v2413c0 221 111 331 333 331 223 0 395-107 517-321z">
            <text:p/>
          </draw:path>
          <draw:path draw:style-name="gr1" draw:text-style-name="P1" draw:layer="layout" svg:width="1.511cm" svg:height="3.935cm" svg:x="7.35cm" svg:y="2.819cm" svg:viewBox="0 0 1512 3936" svg:d="M774 2602h121c202 0 355 59 460 176 105 118 157 285 157 500 0 438-197 657-593 658h-302c-202-1-355-60-460-180s-157-287-157-503c0-296 107-493 321-590v-427c-190-102-285-282-285-542v-1024c0-203 63-361 188-475s294-171 508-171h308l369-24v1669c0 195-57 349-172 460-115 112-269 174-463 186zM490 646v1047c0 69 22 127 66 174 45 47 100 70 167 70 66 0 122-23 166-70 45-47 67-105 67-174v-1279h-236c-69 0-124 22-167 64-42 43-63 99-63 168zM913 2986h-314c-109 0-163 94-163 283 0 188 54 283 163 283h314c109 0 164-95 164-283 0-189-55-283-164-283z">
            <text:p/>
          </draw:path>
          <draw:path draw:style-name="gr1" draw:text-style-name="P1" draw:layer="layout" svg:width="1.511cm" svg:height="3.935cm" svg:x="5.65cm" svg:y="2.819cm" svg:viewBox="0 0 1512 3936" svg:d="M774 2602h121c202 0 355 59 460 176 105 118 157 285 157 500 0 438-197 657-593 658h-302c-202-1-355-60-460-180s-157-287-157-503c0-296 107-493 321-590v-427c-190-102-285-282-285-542v-1024c0-203 63-361 188-475s294-171 508-171h308l369-24v1669c0 195-57 349-172 460-115 112-269 174-463 186zM490 646v1047c0 69 22 127 66 174 45 47 100 70 167 70 66 0 122-23 166-70 45-47 67-105 67-174v-1279h-236c-69 0-124 22-167 64-42 43-63 99-63 168zM913 2986h-314c-109 0-163 94-163 283 0 188 54 283 163 283h314c109 0 164-95 164-283 0-189-55-283-164-283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dula One" svg:font-family="'Medula O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21:55:07.981184461</meta:creation-date>
    <dc:date>2020-11-28T21:59:21.401517963</dc:date>
    <meta:editing-duration>PT4M21S</meta:editing-duration>
    <meta:editing-cycles>1</meta:editing-cycles>
    <meta:document-statistic meta:object-count="5"/>
    <meta:generator>LibreOffice/6.4.6.2$Linux_X86_64 LibreOffice_project/40$Build-2</meta:generator>
  </office:meta>
</office:document-meta>
</file>